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1681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ce2" office:value-type="string" calcext:value-type="string">
            <text:p>Relative Capital Costs per MW in dollar</text:p>
          </table:table-cell>
          <table:table-cell table:style-name="ce2" office:value-type="string" calcext:value-type="string">
            <text:p>Relative Capital Costs per MW in euro</text:p>
          </table:table-cell>
          <table:table-cell office:value-type="string" calcext:value-type="string">
            <text:p>life time upper</text:p>
          </table:table-cell>
          <table:table-cell office:value-type="string" calcext:value-type="string">
            <text:p>life time lower</text:p>
          </table:table-cell>
          <table:table-cell office:value-type="string" calcext:value-type="string">
            <text:p>cost/lifetime best c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cost/lifetime worst c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clear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175000" calcext:value-type="float">
            <text:p>61750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2917" calcext:value-type="float">
            <text:p>102917</text:p>
          </table:table-cell>
          <table:table-cell office:value-type="float" office:value="0.143262419245498" calcext:value-type="float">
            <text:p>0.143262419245498</text:p>
          </table:table-cell>
          <table:table-cell office:value-type="float" office:value="154375" calcext:value-type="float">
            <text:p>154375</text:p>
          </table:table-cell>
          <table:table-cell office:value-type="float" office:value="0.155875299760192" calcext:value-type="float">
            <text:p>0.155875299760192</text:p>
          </table:table-cell>
          <table:table-cell/>
          <table:table-cell office:value-type="string" calcext:value-type="string">
            <text:p>total capacity</text:p>
          </table:table-cell>
          <table:table-cell office:value-type="float" office:value="166708234.49" calcext:value-type="float">
            <text:p>166708234.49</text:p>
          </table:table-cell>
        </table:table-row>
        <table:table-row table:style-name="ro3">
          <table:table-cell office:value-type="string" calcext:value-type="string">
            <text:p>Hydro Reservoir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3325000" calcext:value-type="float">
            <text:p>3325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3250" calcext:value-type="float">
            <text:p>33250</text:p>
          </table:table-cell>
          <table:table-cell office:value-type="float" office:value="0.0462846316926533" calcext:value-type="float">
            <text:p>0.0462846316926533</text:p>
          </table:table-cell>
          <table:table-cell office:value-type="float" office:value="66500" calcext:value-type="float">
            <text:p>66500</text:p>
          </table:table-cell>
          <table:table-cell office:value-type="float" office:value="0.0671462829736211" calcext:value-type="float">
            <text:p>0.0671462829736211</text:p>
          </table:table-cell>
          <table:table-cell/>
          <table:table-cell office:value-type="string" calcext:value-type="string">
            <text:p>total money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string" calcext:value-type="string">
            <text:p>Coal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7500" calcext:value-type="float">
            <text:p>47500</text:p>
          </table:table-cell>
          <table:table-cell office:value-type="float" office:value="0.0661209024180762" calcext:value-type="float">
            <text:p>0.0661209024180762</text:p>
          </table:table-cell>
          <table:table-cell office:value-type="float" office:value="71250" calcext:value-type="float">
            <text:p>71250</text:p>
          </table:table-cell>
          <table:table-cell office:value-type="float" office:value="0.0719424460431655" calcext:value-type="float">
            <text:p>0.07194244604316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ofuel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6667" calcext:value-type="float">
            <text:p>126667</text:p>
          </table:table-cell>
          <table:table-cell office:value-type="float" office:value="0.176322870454536" calcext:value-type="float">
            <text:p>0.176322870454536</text:p>
          </table:table-cell>
          <table:table-cell office:value-type="float" office:value="190000" calcext:value-type="float">
            <text:p>190000</text:p>
          </table:table-cell>
          <table:table-cell office:value-type="float" office:value="0.191846522781775" calcext:value-type="float">
            <text:p>0.1918465227817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ind Offshore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800000" calcext:value-type="float">
            <text:p>38000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2000" calcext:value-type="float">
            <text:p>152000</text:p>
          </table:table-cell>
          <table:table-cell office:value-type="float" office:value="0.211586887737844" calcext:value-type="float">
            <text:p>0.211586887737844</text:p>
          </table:table-cell>
          <table:table-cell office:value-type="float" office:value="152000" calcext:value-type="float">
            <text:p>152000</text:p>
          </table:table-cell>
          <table:table-cell office:value-type="float" office:value="0.15347721822542" calcext:value-type="float">
            <text:p>0.153477218225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ind Onshore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425000" calcext:value-type="float">
            <text:p>14250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7000" calcext:value-type="float">
            <text:p>57000</text:p>
          </table:table-cell>
          <table:table-cell office:value-type="float" office:value="0.0793450829016914" calcext:value-type="float">
            <text:p>0.0793450829016914</text:p>
          </table:table-cell>
          <table:table-cell office:value-type="float" office:value="57000" calcext:value-type="float">
            <text:p>57000</text:p>
          </table:table-cell>
          <table:table-cell office:value-type="float" office:value="0.0575539568345324" calcext:value-type="float">
            <text:p>0.05755395683453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ther Non-Renewables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425000" calcext:value-type="float">
            <text:p>142500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0714" calcext:value-type="float">
            <text:p>40714</text:p>
          </table:table-cell>
          <table:table-cell office:value-type="float" office:value="0.0566746614957801" calcext:value-type="float">
            <text:p>0.0566746614957801</text:p>
          </table:table-cell>
          <table:table-cell office:value-type="float" office:value="57000" calcext:value-type="float">
            <text:p>57000</text:p>
          </table:table-cell>
          <table:table-cell office:value-type="float" office:value="0.0575539568345324" calcext:value-type="float">
            <text:p>0.05755395683453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eries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1333" calcext:value-type="float">
            <text:p>101333</text:p>
          </table:table-cell>
          <table:table-cell office:value-type="float" office:value="0.14105746115223" calcext:value-type="float">
            <text:p>0.14105746115223</text:p>
          </table:table-cell>
          <table:table-cell office:value-type="float" office:value="152000" calcext:value-type="float">
            <text:p>152000</text:p>
          </table:table-cell>
          <table:table-cell office:value-type="float" office:value="0.15347721822542" calcext:value-type="float">
            <text:p>0.153477218225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s</text:p>
          </table:table-cell>
          <table:table-cell table:style-name="ce3" office:value-type="float" office:value="1000000" calcext:value-type="float">
            <text:p>1000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3750" calcext:value-type="float">
            <text:p>23750</text:p>
          </table:table-cell>
          <table:table-cell office:value-type="float" office:value="0.0330604512090381" calcext:value-type="float">
            <text:p>0.0330604512090381</text:p>
          </table:table-cell>
          <table:table-cell office:value-type="float" office:value="38000" calcext:value-type="float">
            <text:p>38000</text:p>
          </table:table-cell>
          <table:table-cell office:value-type="float" office:value="0.0383693045563549" calcext:value-type="float">
            <text:p>0.03836930455635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il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3750" calcext:value-type="float">
            <text:p>23750</text:p>
          </table:table-cell>
          <table:table-cell office:value-type="float" office:value="0.0330604512090381" calcext:value-type="float">
            <text:p>0.0330604512090381</text:p>
          </table:table-cell>
          <table:table-cell office:value-type="float" office:value="38000" calcext:value-type="float">
            <text:p>38000</text:p>
          </table:table-cell>
          <table:table-cell office:value-type="float" office:value="0.0383693045563549" calcext:value-type="float">
            <text:p>0.038369304556354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mand Side Response (DSR)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2500" calcext:value-type="float">
            <text:p>1425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500" calcext:value-type="float">
            <text:p>9500</text:p>
          </table:table-cell>
          <table:table-cell office:value-type="float" office:value="0.0132241804836152" calcext:value-type="float">
            <text:p>0.0132241804836152</text:p>
          </table:table-cell>
          <table:table-cell office:value-type="float" office:value="14250" calcext:value-type="float">
            <text:p>14250</text:p>
          </table:table-cell>
          <table:table-cell office:value-type="float" office:value="0.0143884892086331" calcext:value-type="float">
            <text:p>0.0143884892086331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4"/>
          <table:table-cell table:formula="of:=SUM([.F2:.F12])" office:value-type="float" office:value="718381" calcext:value-type="float">
            <text:p>718381</text:p>
          </table:table-cell>
          <table:table-cell table:formula="of:=SUM([.G2:.G12])" office:value-type="float" office:value="1" calcext:value-type="float">
            <text:p>1</text:p>
          </table:table-cell>
          <table:table-cell table:formula="of:=SUM([.H2:.H12])" office:value-type="float" office:value="990375" calcext:value-type="float">
            <text:p>990375</text:p>
          </table:table-cell>
          <table:table-cell table:formula="of:=SUM([.I2:.I12]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6:39:09.525340073</meta:creation-date>
    <dc:date>2024-11-22T09:29:56.664738239</dc:date>
    <meta:editing-duration>PT12H23M13S</meta:editing-duration>
    <meta:editing-cycles>6</meta:editing-cycles>
    <meta:generator>LibreOffice/7.3.7.2$Linux_X86_64 LibreOffice_project/30$Build-2</meta:generator>
    <meta:document-statistic meta:table-count="1" meta:cell-count="115" meta:object-count="0"/>
  </office:meta>
</office:document-meta>
</file>